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8" style:family="paragraph" style:parent-style-name="Standard">
      <style:paragraph-properties fo:text-align="center" style:justify-single-word="false" fo:break-before="page"/>
    </style:style>
    <style:style style:name="P9" style:family="paragraph" style:parent-style-name="Standard">
      <style:paragraph-properties fo:text-align="center" style:justify-single-word="false"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800000"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style:style style:name="T5" style:family="text">
      <style:text-properties fo:color="#0000ff"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line-break/><text:line-break/><text:line-break/><text:line-break/><text:line-break/><text:line-break/><text:line-break/><text:line-break/><text:line-break/><text:line-break/><text:line-break/><text:line-break/>Staghorn Shooting Club Website User Manual (ASP.net Deployment)</text:p>
      <text:p text:style-name="P5">(Version 1.0)</text:p>
      <text:p text:style-name="P7">Last Updated: May 17<text:span text:style-name="T8">th</text:span> 2018</text:p>
      <text:p text:style-name="Standard"/>
      <text:p text:style-name="Standard"/>
      <text:p text:style-name="P8"><text:span text:style-name="T1">Table of Contents</text:span><text:line-break/><text:line-break/><text:span text:style-name="T1">Getting Started</text:span></text:p>
      <text:p text:style-name="P6"><text:span text:style-name="T1"/></text:p>
      <text:p text:style-name="P6">Hosting requirements</text:p>
      <text:p text:style-name="P6">Deployment instructions<text:line-break/>Usernames and passwords</text:p>
      <text:p text:style-name="P6"><text:line-break/><text:span text:style-name="T1">Front End of the Website</text:span></text:p>
      <text:p text:style-name="P6">The club page</text:p>
      <text:p text:style-name="P6">News page</text:p>
      <text:p text:style-name="P6">About page</text:p>
      <text:p text:style-name="P6">Links page</text:p>
      <text:p text:style-name="P6">Contact us page</text:p>
      <text:p text:style-name="P6">Buy membership page</text:p>
      <text:p text:style-name="P6">Gallery page</text:p>
      <text:p text:style-name="P6">Booking page</text:p>
      <text:p text:style-name="P6"/>
      <text:p text:style-name="P5">Admin End of the Website</text:p>
      <text:p text:style-name="P6">Logging in</text:p>
      <text:p text:style-name="P6">News page</text:p>
      <text:p text:style-name="P6">Events page</text:p>
      <text:p text:style-name="P6">About us page</text:p>
      <text:p text:style-name="P6">Gallery page</text:p>
      <text:p text:style-name="P6"/>
      <text:p text:style-name="P5">Payment System</text:p>
      <text:p text:style-name="P6">Setting up paypal functionality on the site</text:p>
      <text:p text:style-name="P6"/>
      <text:p text:style-name="P5">Email Contact Us System</text:p>
      <text:p text:style-name="P6">Setting up the automatic email system</text:p>
      <text:p text:style-name="P6"/>
      <text:p text:style-name="P5">Google Maps API functionality</text:p>
      <text:p text:style-name="P6">How to add additional locations to the map</text:p>
      <text:p text:style-name="P9">Getting Started</text:p>
      <text:p text:style-name="P6"/>
      <text:p text:style-name="P5">Hosting Requirements</text:p>
      <text:p text:style-name="Standard"/>
      <text:p text:style-name="Standard">The hosting requirements for the website are minimal. Deployment of the website requires the following:</text:p>
      <text:p text:style-name="Standard"/>
      <text:p text:style-name="Standard">1) A windows based web hosting account that supports ASP.net</text:p>
      <text:p text:style-name="Standard"/>
      <text:p text:style-name="Standard">2) Access to phpMyAdmin and a MySql database with your hosting account</text:p>
      <text:p text:style-name="Standard"/>
      <text:p text:style-name="Standard">3) A hotmail email account or an smtp based email account from your web hosting company (for setting up automatic emailing)</text:p>
      <text:p text:style-name="Standard"/>
      <text:p text:style-name="Standard">4) An FTP tool such as filezilla</text:p>
      <text:p text:style-name="Standard"/>
      <text:p text:style-name="P5">Deployment Instructions</text:p>
      <text:p text:style-name="Standard"/>
      <text:p text:style-name="Standard">1) Unzip the archive containing the website files</text:p>
      <text:p text:style-name="Standard"/>
      <text:p text:style-name="Standard">2) Log in to the root directory of your hosting account via your FTP tool</text:p>
      <text:p text:style-name="Standard"/>
      <text:p text:style-name="Standard">3) Upload all of the website files and directories of the website to the root directory </text:p>
      <text:p text:style-name="Standard"/>
      <text:p text:style-name="Standard">4) Log in to phpMyAdmin via your website account</text:p>
      <text:p text:style-name="Standard"/>
      <text:p text:style-name="Standard">5) Click new to create a new database</text:p>
      <text:p text:style-name="Standard"/>
      <text:p text:style-name="Standard">6) Name the new database staghorn</text:p>
      <text:p text:style-name="Standard"/>
      <text:p text:style-name="Standard">7) After creating the database click the import button</text:p>
      <text:p text:style-name="Standard"/>
      <text:p text:style-name="Standard">8) Click choose a file, select the file called staghorn.sql and click go. The database should have been created</text:p>
      <text:p text:style-name="Standard"/>
      <text:p text:style-name="Standard">You should now be able to access the website by using <text:a xlink:type="simple" xlink:href="http://www.yoursite.com/" text:style-name="Internet_20_link" text:visited-style-name="Visited_20_Internet_20_Link">www.yoursite.com</text:a> or <text:a xlink:type="simple" xlink:href="http://www.yoursite.com/Default.aspx" text:style-name="Internet_20_link" text:visited-style-name="Visited_20_Internet_20_Link">www.yoursite.com/Default.aspx</text:a> (depending on the default settings of your hosting provider)</text:p>
      <text:p text:style-name="Standard"/>
      <text:p text:style-name="P5">Usernames and Passwords</text:p>
      <text:p text:style-name="Standard"/>
      <text:p text:style-name="P1">Database:</text:p>
      <text:p text:style-name="Standard">username: root</text:p>
      <text:p text:style-name="Standard">password: no password</text:p>
      <text:p text:style-name="Standard"/>
      <text:p text:style-name="P1">Website:</text:p>
      <text:p text:style-name="Standard">username: admin</text:p>
      <text:p text:style-name="Standard">password: admin</text:p>
      <text:p text:style-name="P8"><text:span text:style-name="T1">Front End of the Website</text:span><text:line-break/><text:span text:style-name="T1"><text:line-break/>The Club Page</text:span><text:line-break/><text:line-break/>The club page is the main page of the website and the default page that loads when a user visits the site. It contains a general write up, a listing of current and upcoming events (added via the admin page), a booking section for booking range access, a google map that shows the locations of the ranges and a links to the safety courses. <text:line-break/><text:line-break/>Bookings can be arranged via this page by clicking on the book button. Events can be viewed by clicking on the forward and backward buttons under events. Safety course links are made available by clicking the safety services image on the right side of the page. The admin page can be accessed by clicking the company logo at the top of the page</text:p>
      <text:p text:style-name="Standard"/>
      <text:p text:style-name="P5">The News Page</text:p>
      <text:p text:style-name="Standard"/>
      <text:p text:style-name="Standard">The news page displays news articles posted by the admin, in order of most recent posted. Each article contains the date it was posted, a title and the content of the news article itself. The page will display the most recent four articles and allows the user the view more by clicking the appropriate navigation buttons</text:p>
      <text:p text:style-name="Standard"/>
      <text:p text:style-name="P5">The About Page</text:p>
      <text:p text:style-name="Standard"/>
      <text:p text:style-name="Standard">The about us page displays the 'about us' information in the left panel (changed via the admin page) and the list of current club executives in a table on the right. The facebook page can be accessed by clicking on the find us on facebook image and the safety courses information can be accessed by clicking the safety services image</text:p>
      <text:p text:style-name="Standard"/>
      <text:p text:style-name="P5">The Links Page</text:p>
      <text:p text:style-name="Standard"/>
      <text:p text:style-name="Standard">The links page contains a direct link to the facebook page, as well as links that allow the user to download copies of the clubs bylaws and ethics and to view a copy of the monthly schedule for hours of operation</text:p>
      <text:p text:style-name="Standard"/>
      <text:p text:style-name="P5">The Contact Us Page</text:p>
      <text:p text:style-name="Standard"/>
      <text:p text:style-name="Standard">The contact us page contains a list of contact information such as the mailing address and phone number of the club. It also provides a form that allows the user to send email messages directly to the club. These emails are automatically generated by the page via remotely accessing an email account. Information for how to set up that account so that the form will work is provided later in this document. The page also contains a google map that displays the locations of the ranges, and as with most of the other pages, a link to facebook and to the available courses via clicking on the appropriate image</text:p>
      <text:p text:style-name="Standard"/>
      <text:p text:style-name="P5">Buy Membership Page</text:p>
      <text:p text:style-name="Standard"/>
      <text:p text:style-name="Standard">The buy membership page contains information about the current cost of a membership, the benefits and where you can purchase a membership in person. This includes a google map with the locations of those retailers listed. In addition, it contains a form that users can fill out to purchase a membership online via paypal. This allows users to use their paypal balance, bank balance or a credit card to make a <text:soft-page-break/>payment. The information filled out by the user is sent to the owner of the paypal account so that they can view it and send the membership to the appropriate address. All fields are required to be filled out in the form in order for the page to proceed to making a payment. The form also uses validation and regular expressions to force the user to input a valid phone number, postal code and firearms license number</text:p>
      <text:p text:style-name="Standard"/>
      <text:p text:style-name="Standard">Before being used, the page form must first be updated with a valid email account linked to a valid paypal account. Instructions on how to do this are provided later in this document</text:p>
      <text:p text:style-name="Standard"/>
      <text:p text:style-name="P5">Gallery Page</text:p>
      <text:p text:style-name="Standard"/>
      <text:p text:style-name="Standard">The gallery page allows users to view images posted to the site by the administrator, which includes 9 images per page, a title and a caption/description for each image. Additional pages are added automatically as more images are added to the gallery</text:p>
      <text:p text:style-name="Standard"/>
      <text:p text:style-name="P5">Booking Page</text:p>
      <text:p text:style-name="Standard"/>
      <text:p text:style-name="Standard">The booking page allows users to fill out a form with their contact information and a range that they would like to book, with the date and time. The page automatically sends the club an automated email with the provided information to allow the club to confirm the booking. Note that before this feature is enabled, the automated email account must be set up. Instructions for this have been included in this manual</text:p>
      <text:p text:style-name="Standard"/>
      <text:p text:style-name="P5">Admin End of the Website</text:p>
      <text:p text:style-name="Standard"/>
      <text:p text:style-name="P5">Logging In</text:p>
      <text:p text:style-name="Standard"/>
      <text:p text:style-name="Standard">In order to log in to the administration page, navigate to the club page. From there, click on the staghorn logo at the top of the page. That will open a panel allowing you to enter your username and password</text:p>
      <text:p text:style-name="Standard"/>
      <text:p text:style-name="P5">News Page</text:p>
      <text:p text:style-name="Standard"/>
      <text:p text:style-name="Standard">The default view is the news page. From this page you can add a new news article, view existing news articles by using the appropriate navigation links and delete existing news articles. To add a new article, add text into the article title and article content and click post. To view existing news articles, using the arrow navigation buttons. To delete an existing article, navigate to the article you want to remove and click the delete button</text:p>
      <text:p text:style-name="Standard"/>
      <text:p text:style-name="P5">Events Page</text:p>
      <text:p text:style-name="Standard"/>
      <text:p text:style-name="Standard">From the events page you can add a new event, view existing events and delete events. To add a new event, use the provided form to enter the name of the event, the location, the date it will take place and a description. Each new event will automatically have its date of publishing included. To view existing events, use the arrow buttons to move through the list of events. To delete an event, navigate to the event you want to remove and click delete</text:p>
      <text:p text:style-name="Standard"/>
      <text:p text:style-name="P5"/>
      <text:p text:style-name="P9">About Page</text:p>
      <text:p text:style-name="Standard"/>
      <text:p text:style-name="Standard">From the about page you can both view and edit the existing about me section of the website. To do so, simply change the displayed text and click edit </text:p>
      <text:p text:style-name="Standard"/>
      <text:p text:style-name="P5">Gallery Page</text:p>
      <text:p text:style-name="Standard"/>
      <text:p text:style-name="Standard">From the gallery page you can view the existing images in the gallery, delete images and add a new image that includes the image, a name and caption/description. To delete an image, navigate to the images section and use the pager to navigate to the image you want to remove and then click delete. To add a new image, click choose file, select a file (in .jpg format), then enter a name and caption for the image and click upload. The image will upload and will be immediately visible in the gallery section of the main page</text:p>
      <text:p text:style-name="Standard"/>
      <text:p text:style-name="P5">Payment System</text:p>
      <text:p text:style-name="Standard"/>
      <text:p text:style-name="P5">Setting up PayPal Functionality</text:p>
      <text:p text:style-name="Standard"/>
      <text:p text:style-name="Standard">Setting up the functionality for PayPal requires two things: a PayPal account and an email address linked to it. In order to set the payment to go to your account you must open the Default.aspx file and navigate to the HTML section. From there, locate the <text:span text:style-name="T2">form</text:span><text:span text:style-name="T3"> </text:span><text:span text:style-name="T4">method</text:span><text:span text:style-name="T5">="post"</text:span> section and scroll down until you find the <text:span text:style-name="T5">&lt;</text:span><text:span text:style-name="T2">input</text:span><text:span text:style-name="T3"> </text:span><text:span text:style-name="T4">type</text:span><text:span text:style-name="T5">="hidden"</text:span><text:span text:style-name="T3"> </text:span><text:span text:style-name="T4">name</text:span><text:span text:style-name="T5">="business"</text:span><text:span text:style-name="T3"> </text:span><text:span text:style-name="T4">value</text:span><text:span text:style-name="T5">="email@email.com"</text:span><text:span text:style-name="T3"> </text:span><text:span text:style-name="T5">/&gt;</text:span> line of HTML code (around line 990). Simply change the value field to the email address of your PayPal account and save. The PayPal functionality should now be enabled and the form linked to send payments to your account</text:p>
      <text:p text:style-name="Standard"/>
      <text:p text:style-name="Standard"><text:span text:style-name="T1"><text:tab/><text:tab/><text:tab/><text:tab/><text:tab/>Email Contact Us System</text:span></text:p>
      <text:p text:style-name="Standard"/>
      <text:p text:style-name="P5">Setting Up the Automatic Email system</text:p>
      <text:p text:style-name="Standard"/>
      <text:p text:style-name="Standard">In order to set up the automatic email system to allow the contact form to function, you must change the default email and password in the automated email method to match your own email address. To do this, open Default.aspx, navigate to the automatedMailer method by finding the line of code that reads <text:span text:style-name="T5">protected</text:span><text:span text:style-name="T3"> </text:span><text:span text:style-name="T5">void</text:span><text:span text:style-name="T3"> automatedMailer()</text:span> From there all you need to do is change the emails that are listed to the emails of the account you want to use to forward the messages to your account, and replace 'password' with the password to that account. At that point, the contact form should now be working</text:p>
      <text:p text:style-name="Standard"/>
      <text:p text:style-name="P5">Google Maps API Functionality</text:p>
      <text:p text:style-name="Standard"/>
      <text:p text:style-name="P5">Adding Additional Markers</text:p>
      <text:p text:style-name="Standard"/>
      <text:p text:style-name="Standard">Adding additional map markers is something that can be done with a minimal understanding of programming and of javascript.</text:p>
      <text:p text:style-name="Standard"/>
      <text:p text:style-name="Standard">These are the steps to add a new map marker:</text:p>
      <text:p text:style-name="Standard"/>
      <text:p text:style-name="Standard">1) Convert the address of the location you want to mark into latitude and longitude coordinates. This can be done at this website: <text:span text:style-name="T6">https://www.latlong.net/convert-address-to-lat-long.html</text:span> </text:p>
      <text:p text:style-name="Standard"/>
      <text:p text:style-name="Standard">2) Open the Default.aspx file and find the window.initMap function (line 413) </text:p>
      <text:p text:style-name="Standard"><text:soft-page-break/></text:p>
      <text:p text:style-name="Standard">In that function create a new variable: (example: <text:span text:style-name="T5">var</text:span><text:span text:style-name="T3"> newlocation = { lat: 45.564594, lng: -62.663941 };</text:span> )</text:p>
      <text:p text:style-name="Standard"/>
      <text:p text:style-name="Standard">4) Then add a variable to set which map is being used. It should look like this: </text:p>
      <text:p text:style-name="Standard"/>
      <text:p text:style-name="Standard"><text:span text:style-name="T5">var</text:span><text:span text:style-name="T3"> newmarker = </text:span><text:span text:style-name="T5">new</text:span><text:span text:style-name="T3"> google.maps.Map(document.getElementById(</text:span><text:span text:style-name="T7">'memberMap'</text:span><text:span text:style-name="T3">), {</text:span></text:p>
      <text:p text:style-name="P3"><text:tab/>zoom: 9,</text:p>
      <text:p text:style-name="P3"><text:tab/>center: newlocation</text:p>
      <text:p text:style-name="P3">});</text:p>
      <text:p text:style-name="Standard"/>
      <text:p text:style-name="Standard">Where center refers to the coordinates variable you created in the previous step</text:p>
      <text:p text:style-name="Standard"/>
      <text:p text:style-name="Standard">The final step is to actually add the marker. Create a third variable that looks like this<text:line-break/><text:line-break/><text:span text:style-name="T5">var</text:span><text:span text:style-name="T3"> marker = </text:span><text:span text:style-name="T5">new</text:span><text:span text:style-name="T3"> google.maps.Marker({</text:span></text:p>
      <text:p text:style-name="P3"><text:tab/>position: newlocation,</text:p>
      <text:p text:style-name="P3"><text:tab/>map: newmarker,</text:p>
      <text:p text:style-name="P2"><text:span text:style-name="T3"><text:s/><text:tab/>label: { text: </text:span><text:span text:style-name="T7">'Your new location'</text:span><text:span text:style-name="T3">, color: </text:span><text:span text:style-name="T7">'#5fd615'</text:span><text:span text:style-name="T3"> },</text:span></text:p>
      <text:p text:style-name="P3"><text:s/>});</text:p>
      <text:p text:style-name="Standard"/>
      <text:p text:style-name="Standard">Where position is set to the new coordinates variable you created and map to the map you just created. Label refers to the label that will be displayed on the map. Color sets the color of the text in hex forma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Hein</meta:initial-creator>
    <meta:creation-date>2018-05-08T08:51:50.25</meta:creation-date>
    <dc:date>2018-05-17T11:02:47.49</dc:date>
    <dc:creator>Chris Hein</dc:creator>
    <meta:editing-duration>PT6H47M12S</meta:editing-duration>
    <meta:editing-cycles>91</meta:editing-cycles>
    <meta:generator>OpenOffice/4.1.5$Win32 OpenOffice.org_project/415m1$Build-9789</meta:generator>
    <meta:document-statistic meta:table-count="0" meta:image-count="0" meta:object-count="0" meta:page-count="7" meta:paragraph-count="103" meta:word-count="1785" meta:character-count="10262"/>
  </office:meta>
</office:document-meta>
</file>